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fo:font-style="normal" style:font-size-asian="11pt" style:font-style-asian="normal" style:font-size-complex="11pt" style:font-style-complex="normal"/>
    </style:style>
    <style:style style:name="T69" style:family="text">
      <style:text-properties fo:font-size="11pt" fo:font-style="normal" officeooo:rsid="0062532d" style:font-size-asian="11pt" style:font-style-asian="normal" style:font-size-complex="11pt" style:font-style-complex="normal"/>
    </style:style>
    <style:style style:name="T70" style:family="text">
      <style:text-properties fo:font-size="11pt" fo:font-style="normal" officeooo:rsid="0062e44a" style:font-size-asian="11pt" style:font-style-asian="normal" style:font-size-complex="11pt" style:font-style-complex="normal"/>
    </style:style>
    <style:style style:name="T71" style:family="text">
      <style:text-properties fo:font-size="11pt" fo:font-style="normal" officeooo:rsid="0063c3be" style:font-size-asian="11pt" style:font-style-asian="normal" style:font-size-complex="11pt" style:font-style-complex="normal"/>
    </style:style>
    <style:style style:name="T72" style:family="text">
      <style:text-properties fo:font-size="11pt" fo:font-style="normal" officeooo:rsid="006652e9" style:font-size-asian="11pt" style:font-style-asian="normal" style:font-size-complex="11pt" style:font-style-complex="normal"/>
    </style:style>
    <style:style style:name="T73" style:family="text">
      <style:text-properties fo:font-size="11pt" fo:font-style="normal" officeooo:rsid="00138816" style:font-size-asian="11pt" style:font-style-asian="normal" style:font-size-complex="11pt" style:font-style-complex="normal"/>
    </style:style>
    <style:style style:name="T74" style:family="text">
      <style:text-properties fo:font-size="11pt" fo:font-style="normal" officeooo:rsid="00682ad8" style:font-size-asian="11pt" style:font-style-asian="normal" style:font-size-complex="11pt" style:font-style-complex="normal"/>
    </style:style>
    <style:style style:name="T75" style:family="text">
      <style:text-properties fo:font-size="11pt" fo:font-style="normal" officeooo:rsid="006dd134" style:font-size-asian="11pt" style:font-style-asian="normal" style:font-size-complex="11pt" style:font-style-complex="normal"/>
    </style:style>
    <style:style style:name="T76" style:family="text">
      <style:text-properties fo:font-size="11pt" fo:font-style="normal" officeooo:rsid="01164b03" style:font-size-asian="11pt" style:font-style-asian="normal" style:font-size-complex="11pt" style:font-style-complex="normal"/>
    </style:style>
    <style:style style:name="T77" style:family="text">
      <style:text-properties fo:font-size="11pt" fo:font-style="normal" officeooo:rsid="0118c5ee" style:font-size-asian="11pt" style:font-style-asian="normal" style:font-size-complex="11pt" style:font-style-complex="normal"/>
    </style:style>
    <style:style style:name="T78" style:family="text">
      <style:text-properties fo:font-size="11pt" fo:font-style="normal" officeooo:rsid="0119e076" style:font-size-asian="11pt" style:font-style-asian="normal" style:font-size-complex="11pt" style:font-style-complex="normal"/>
    </style:style>
    <style:style style:name="T79" style:family="text">
      <style:text-properties fo:font-size="11pt" fo:font-style="normal" officeooo:rsid="011e8e5d" style:font-size-asian="11pt" style:font-style-asian="normal" style:font-size-complex="11pt" style:font-style-complex="normal"/>
    </style:style>
    <style:style style:name="T80" style:family="text">
      <style:text-properties fo:font-size="11pt" fo:font-style="normal" officeooo:rsid="01222c69" style:font-size-asian="11pt" style:font-style-asian="normal" style:font-size-complex="11pt" style:font-style-complex="normal"/>
    </style:style>
    <style:style style:name="T81" style:family="text">
      <style:text-properties fo:font-size="11pt" fo:font-style="normal" officeooo:rsid="012356f9" style:font-size-asian="11pt" style:font-style-asian="normal" style:font-size-complex="11pt" style:font-style-complex="normal"/>
    </style:style>
    <style:style style:name="T82" style:family="text">
      <style:text-properties fo:font-size="11pt" fo:font-style="normal" officeooo:rsid="01238956" style:font-size-asian="11pt" style:font-style-asian="normal" style:font-size-complex="11pt" style:font-style-complex="normal"/>
    </style:style>
    <style:style style:name="T83" style:family="text">
      <style:text-properties fo:font-size="11pt" fo:font-style="normal" officeooo:rsid="01245cc9" style:font-size-asian="11pt" style:font-style-asian="normal" style:font-size-complex="11pt" style:font-style-complex="normal"/>
    </style:style>
    <style:style style:name="T84" style:family="text">
      <style:text-properties fo:font-size="11pt" fo:font-style="normal" officeooo:rsid="01254b7f" style:font-size-asian="11pt" style:font-style-asian="normal" style:font-size-complex="11pt" style:font-style-complex="normal"/>
    </style:style>
    <style:style style:name="T85" style:family="text">
      <style:text-properties fo:font-size="11pt" fo:font-style="normal" officeooo:rsid="0125c36f" style:font-size-asian="11pt" style:font-style-asian="normal" style:font-size-complex="11pt" style:font-style-complex="normal"/>
    </style:style>
    <style:style style:name="T86" style:family="text">
      <style:text-properties fo:font-size="11pt" fo:font-style="normal" officeooo:rsid="0125ed20" style:font-size-asian="11pt" style:font-style-asian="normal" style:font-size-complex="11pt" style:font-style-complex="normal"/>
    </style:style>
    <style:style style:name="T87" style:family="text">
      <style:text-properties fo:font-size="11pt" fo:font-style="normal" officeooo:rsid="012764f9" style:font-size-asian="11pt" style:font-style-asian="normal" style:font-size-complex="11pt" style:font-style-complex="normal"/>
    </style:style>
    <style:style style:name="T88" style:family="text">
      <style:text-properties fo:font-size="11pt" fo:font-style="normal" officeooo:rsid="012904f0" style:font-size-asian="11pt" style:font-style-asian="normal" style:font-size-complex="11pt" style:font-style-complex="normal"/>
    </style:style>
    <style:style style:name="T89" style:family="text">
      <style:text-properties fo:font-size="11pt" fo:font-style="normal" officeooo:rsid="01541655" style:font-size-asian="11pt" style:font-style-asian="normal" style:font-size-complex="11pt" style:font-style-complex="normal"/>
    </style:style>
    <style:style style:name="T90" style:family="text">
      <style:text-properties fo:font-size="11pt" fo:font-style="normal" officeooo:rsid="015ab979" style:font-size-asian="11pt" style:font-style-asian="normal" style:font-size-complex="11pt" style:font-style-complex="normal"/>
    </style:style>
    <style:style style:name="T91" style:family="text">
      <style:text-properties fo:font-size="11pt" fo:font-style="normal" officeooo:rsid="0225264e" style:font-size-asian="11pt" style:font-style-asian="normal" style:font-size-complex="11pt" style:font-style-complex="normal"/>
    </style:style>
    <style:style style:name="T92" style:family="text">
      <style:text-properties fo:font-size="11pt" fo:font-style="normal" officeooo:rsid="0226e6ed" style:font-size-asian="11pt" style:font-style-asian="normal" style:font-size-complex="11pt" style:font-style-complex="normal"/>
    </style:style>
    <style:style style:name="T93" style:family="text">
      <style:text-properties fo:font-size="11pt" fo:font-style="normal" officeooo:rsid="023f1cfb" style:font-size-asian="11pt" style:font-style-asian="normal" style:font-size-complex="11pt" style:font-style-complex="normal"/>
    </style:style>
    <style:style style:name="T94" style:family="text">
      <style:text-properties fo:font-size="11pt" fo:font-style="normal" officeooo:rsid="0240b484" style:font-size-asian="11pt" style:font-style-asian="normal" style:font-size-complex="11pt" style:font-style-complex="normal"/>
    </style:style>
    <style:style style:name="T95" style:family="text">
      <style:text-properties fo:font-size="11pt" fo:font-style="normal" officeooo:rsid="0241bd1f" style:font-size-asian="11pt" style:font-style-asian="normal" style:font-size-complex="11pt" style:font-style-complex="normal"/>
    </style:style>
    <style:style style:name="T96" style:family="text">
      <style:text-properties fo:font-size="11pt" fo:font-style="normal" officeooo:rsid="0243b1c0" style:font-size-asian="11pt" style:font-style-asian="normal" style:font-size-complex="11pt" style:font-style-complex="normal"/>
    </style:style>
    <style:style style:name="T97" style:family="text">
      <style:text-properties fo:font-size="11pt" fo:font-style="normal" officeooo:rsid="024703a5" style:font-size-asian="11pt" style:font-style-asian="normal" style:font-size-complex="11pt" style:font-style-complex="normal"/>
    </style:style>
    <style:style style:name="T98" style:family="text">
      <style:text-properties fo:font-size="11pt" fo:font-style="normal" officeooo:rsid="02474a04" style:font-size-asian="11pt" style:font-style-asian="normal" style:font-size-complex="11pt" style:font-style-complex="normal"/>
    </style:style>
    <style:style style:name="T99" style:family="text">
      <style:text-properties fo:font-size="11pt" fo:font-style="normal" officeooo:rsid="0248987e" style:font-size-asian="11pt" style:font-style-asian="normal" style:font-size-complex="11pt" style:font-style-complex="normal"/>
    </style:style>
    <style:style style:name="T100" style:family="text">
      <style:text-properties fo:font-size="11pt" fo:font-style="normal" officeooo:rsid="0249702f" style:font-size-asian="11pt" style:font-style-asian="normal" style:font-size-complex="11pt" style:font-style-complex="normal"/>
    </style:style>
    <style:style style:name="T101" style:family="text">
      <style:text-properties fo:font-size="11pt" fo:font-style="normal" officeooo:rsid="024d2486" style:font-size-asian="11pt" style:font-style-asian="normal" style:font-size-complex="11pt" style:font-style-complex="normal"/>
    </style:style>
    <style:style style:name="T102" style:family="text">
      <style:text-properties fo:font-size="11pt" fo:font-style="normal" officeooo:rsid="024fcc40" style:font-size-asian="11pt" style:font-style-asian="normal" style:font-size-complex="11pt" style:font-style-complex="normal"/>
    </style:style>
    <style:style style:name="T103" style:family="text">
      <style:text-properties fo:font-size="11pt" fo:font-style="normal" officeooo:rsid="02525960" style:font-size-asian="11pt" style:font-style-asian="normal" style:font-size-complex="11pt" style:font-style-complex="normal"/>
    </style:style>
    <style:style style:name="T104" style:family="text">
      <style:text-properties fo:font-size="11pt" fo:font-style="normal" officeooo:rsid="0253f49c" style:font-size-asian="11pt" style:font-style-asian="normal" style:font-size-complex="11pt" style:font-style-complex="normal"/>
    </style:style>
    <style:style style:name="T105" style:family="text">
      <style:text-properties fo:font-size="11pt" fo:font-style="normal" officeooo:rsid="025534aa" style:font-size-asian="11pt" style:font-style-asian="normal" style:font-size-complex="11pt" style:font-style-complex="normal"/>
    </style:style>
    <style:style style:name="T106" style:family="text">
      <style:text-properties fo:font-size="11pt" fo:font-style="normal" officeooo:rsid="02578b68" style:font-size-asian="11pt" style:font-style-asian="normal" style:font-size-complex="11pt" style:font-style-complex="normal"/>
    </style:style>
    <style:style style:name="T107" style:family="text">
      <style:text-properties fo:font-size="11pt" fo:font-style="normal" officeooo:rsid="02595ff0" style:font-size-asian="11pt" style:font-style-asian="normal" style:font-size-complex="11pt" style:font-style-complex="normal"/>
    </style:style>
    <style:style style:name="T108" style:family="text">
      <style:text-properties fo:font-size="11pt" fo:font-style="normal" officeooo:rsid="025b29e1" style:font-size-asian="11pt" style:font-style-asian="normal" style:font-size-complex="11pt" style:font-style-complex="normal"/>
    </style:style>
    <style:style style:name="T109" style:family="text">
      <style:text-properties fo:font-size="11pt" fo:font-style="normal" officeooo:rsid="025c9de5" style:font-size-asian="11pt" style:font-style-asian="normal" style:font-size-complex="11pt" style:font-style-complex="normal"/>
    </style:style>
    <style:style style:name="T110" style:family="text">
      <style:text-properties fo:font-size="11pt" fo:font-style="normal" officeooo:rsid="026575ce" style:font-size-asian="11pt" style:font-style-asian="normal" style:font-size-complex="11pt" style:font-style-complex="normal"/>
    </style:style>
    <style:style style:name="T111" style:family="text">
      <style:text-properties fo:font-size="11pt" fo:font-style="normal" officeooo:rsid="0265922c" style:font-size-asian="11pt" style:font-style-asian="normal" style:font-size-complex="11pt" style:font-style-complex="normal"/>
    </style:style>
    <style:style style:name="T112" style:family="text">
      <style:text-properties fo:font-size="11pt" fo:font-style="normal" officeooo:rsid="02689a2f" style:font-size-asian="11pt" style:font-style-asian="normal" style:font-size-complex="11pt" style:font-style-complex="normal"/>
    </style:style>
    <style:style style:name="T113" style:family="text">
      <style:text-properties fo:font-size="11pt" fo:font-style="normal" officeooo:rsid="026a2902" style:font-size-asian="11pt" style:font-style-asian="normal" style:font-size-complex="11pt" style:font-style-complex="normal"/>
    </style:style>
    <style:style style:name="T114" style:family="text">
      <style:text-properties fo:font-size="11pt" fo:font-style="normal" officeooo:rsid="026b1da7" style:font-size-asian="11pt" style:font-style-asian="normal" style:font-size-complex="11pt" style:font-style-complex="normal"/>
    </style:style>
    <style:style style:name="T115" style:family="text">
      <style:text-properties fo:font-size="11pt" fo:font-style="normal" officeooo:rsid="026bba84" style:font-size-asian="11pt" style:font-style-asian="normal" style:font-size-complex="11pt" style:font-style-complex="normal"/>
    </style:style>
    <style:style style:name="T116" style:family="text">
      <style:text-properties fo:font-size="11pt" fo:font-style="normal" officeooo:rsid="026fca5e" style:font-size-asian="11pt" style:font-style-asian="normal" style:font-size-complex="11pt" style:font-style-complex="normal"/>
    </style:style>
    <style:style style:name="T117" style:family="text">
      <style:text-properties fo:font-size="11pt" fo:font-style="normal" officeooo:rsid="0270ee2b" style:font-size-asian="11pt" style:font-style-asian="normal" style:font-size-complex="11pt" style:font-style-complex="normal"/>
    </style:style>
    <style:style style:name="T118" style:family="text">
      <style:text-properties fo:font-size="11pt" fo:font-style="normal" officeooo:rsid="0275c6d9" style:font-size-asian="11pt" style:font-style-asian="normal" style:font-size-complex="11pt" style:font-style-complex="normal"/>
    </style:style>
    <style:style style:name="T119" style:family="text">
      <style:text-properties fo:font-size="11pt" fo:font-style="normal" officeooo:rsid="0276fe51" style:font-size-asian="11pt" style:font-style-asian="normal" style:font-size-complex="11pt" style:font-style-complex="normal"/>
    </style:style>
    <style:style style:name="T120" style:family="text">
      <style:text-properties fo:font-size="11pt" fo:font-style="normal" officeooo:rsid="0277cf21" style:font-size-asian="11pt" style:font-style-asian="normal" style:font-size-complex="11pt" style:font-style-complex="normal"/>
    </style:style>
    <style:style style:name="T121" style:family="text">
      <style:text-properties fo:font-size="11pt" fo:font-style="normal" officeooo:rsid="0279c016" style:font-size-asian="11pt" style:font-style-asian="normal" style:font-size-complex="11pt" style:font-style-complex="normal"/>
    </style:style>
    <style:style style:name="T122" style:family="text">
      <style:text-properties fo:font-size="11pt" fo:font-style="normal" officeooo:rsid="027a1b77" style:font-size-asian="11pt" style:font-style-asian="normal" style:font-size-complex="11pt" style:font-style-complex="normal"/>
    </style:style>
    <style:style style:name="T123" style:family="text">
      <style:text-properties fo:font-size="11pt" fo:font-style="normal" officeooo:rsid="027a7480" style:font-size-asian="11pt" style:font-style-asian="normal" style:font-size-complex="11pt" style:font-style-complex="normal"/>
    </style:style>
    <style:style style:name="T124" style:family="text">
      <style:text-properties fo:font-size="11pt" fo:font-style="normal" officeooo:rsid="027b10f9" style:font-size-asian="11pt" style:font-style-asian="normal" style:font-size-complex="11pt" style:font-style-complex="normal"/>
    </style:style>
    <style:style style:name="T125" style:family="text">
      <style:text-properties fo:font-size="11pt" fo:font-style="normal" officeooo:rsid="027b5fec" style:font-size-asian="11pt" style:font-style-asian="normal" style:font-size-complex="11pt" style:font-style-complex="normal"/>
    </style:style>
    <style:style style:name="T126" style:family="text">
      <style:text-properties fo:font-size="11pt" fo:font-style="normal" officeooo:rsid="02889ea3" style:font-size-asian="11pt" style:font-style-asian="normal" style:font-size-complex="11pt" style:font-style-complex="normal"/>
    </style:style>
    <style:style style:name="T127" style:family="text">
      <style:text-properties fo:font-size="11pt" fo:font-style="normal" officeooo:rsid="028a8439" style:font-size-asian="11pt" style:font-style-asian="normal" style:font-size-complex="11pt" style:font-style-complex="normal"/>
    </style:style>
    <style:style style:name="T128" style:family="text">
      <style:text-properties fo:font-size="11pt" fo:font-style="normal" officeooo:rsid="028e4754" style:font-size-asian="11pt" style:font-style-asian="normal" style:font-size-complex="11pt" style:font-style-complex="normal"/>
    </style:style>
    <style:style style:name="T129" style:family="text">
      <style:text-properties fo:font-size="11pt" fo:font-style="normal" officeooo:rsid="02936c1c" style:font-size-asian="11pt" style:font-style-asian="normal" style:font-size-complex="11pt" style:font-style-complex="normal"/>
    </style:style>
    <style:style style:name="T130" style:family="text">
      <style:text-properties fo:font-size="11pt" fo:font-style="normal" officeooo:rsid="02a16196" style:font-size-asian="11pt" style:font-style-asian="normal" style:font-size-complex="11pt" style:font-style-complex="normal"/>
    </style:style>
    <style:style style:name="T131" style:family="text">
      <style:text-properties fo:font-size="11pt" fo:font-style="normal" officeooo:rsid="02a3cbb7" style:font-size-asian="11pt" style:font-style-asian="normal" style:font-size-complex="11pt" style:font-style-complex="normal"/>
    </style:style>
    <style:style style:name="T132" style:family="text">
      <style:text-properties fo:font-size="11pt" fo:font-style="normal" officeooo:rsid="02a5165e" style:font-size-asian="11pt" style:font-style-asian="normal" style:font-size-complex="11pt" style:font-style-complex="normal"/>
    </style:style>
    <style:style style:name="T133" style:family="text">
      <style:text-properties fo:font-size="11pt" fo:font-style="normal" officeooo:rsid="02a563c7" style:font-size-asian="11pt" style:font-style-asian="normal" style:font-size-complex="11pt" style:font-style-complex="normal"/>
    </style:style>
    <style:style style:name="T134" style:family="text">
      <style:text-properties fo:font-size="11pt" fo:font-style="normal" officeooo:rsid="02a6fadd" style:font-size-asian="11pt" style:font-style-asian="normal" style:font-size-complex="11pt" style:font-style-complex="normal"/>
    </style:style>
    <style:style style:name="T135" style:family="text">
      <style:text-properties fo:font-size="11pt" fo:font-style="normal" officeooo:rsid="02525960" style:font-size-asian="11pt" style:font-style-asian="normal" style:font-name-complex="Lohit Devanagari1" style:font-size-complex="11pt" style:font-style-complex="normal"/>
    </style:style>
    <style:style style:name="T136" style:family="text">
      <style:text-properties fo:font-size="11pt" fo:font-style="normal" officeooo:rsid="025c9de5" style:font-size-asian="11pt" style:font-style-asian="normal" style:font-name-complex="Lohit Devanagari1" style:font-size-complex="11pt" style:font-style-complex="normal"/>
    </style:style>
    <style:style style:name="T137" style:family="text">
      <style:text-properties fo:font-size="11pt" fo:font-style="normal" officeooo:rsid="026575ce" style:font-size-asian="11pt" style:font-style-asian="normal" style:font-name-complex="Lohit Devanagari1" style:font-size-complex="11pt" style:font-style-complex="normal"/>
    </style:style>
    <style:style style:name="T138" style:family="text">
      <style:text-properties fo:font-size="11pt" fo:font-style="normal" officeooo:rsid="0270ee2b" style:font-size-asian="11pt" style:font-style-asian="normal" style:font-name-complex="Lohit Devanagari1" style:font-size-complex="11pt" style:font-style-complex="normal"/>
    </style:style>
    <style:style style:name="T139" style:family="text">
      <style:text-properties fo:font-size="11pt" fo:font-style="normal" officeooo:rsid="0275c6d9" style:font-size-asian="11pt" style:font-style-asian="normal" style:font-name-complex="Lohit Devanagari1" style:font-size-complex="11pt" style:font-style-complex="normal"/>
    </style:style>
    <style:style style:name="T140" style:family="text">
      <style:text-properties fo:font-size="11pt" fo:font-style="normal" officeooo:rsid="0277cf21" style:font-size-asian="11pt" style:font-style-asian="normal" style:font-name-complex="Lohit Devanagari1" style:font-size-complex="11pt" style:font-style-complex="normal"/>
    </style:style>
    <style:style style:name="T141" style:family="text">
      <style:text-properties fo:font-size="11pt" fo:font-style="normal" officeooo:rsid="027b5fec" style:font-size-asian="11pt" style:font-style-asian="normal" style:font-name-complex="Lohit Devanagari1" style:font-size-complex="11pt" style:font-style-complex="normal"/>
    </style:style>
    <style:style style:name="T142" style:family="text">
      <style:text-properties fo:font-size="11pt" fo:font-style="normal" officeooo:rsid="028182f4" style:font-size-asian="11pt" style:font-style-asian="normal" style:font-name-complex="Lohit Devanagari1" style:font-size-complex="11pt" style:font-style-complex="normal"/>
    </style:style>
    <style:style style:name="T143" style:family="text">
      <style:text-properties fo:font-size="11pt" fo:font-style="normal" officeooo:rsid="028303d3" style:font-size-asian="11pt" style:font-style-asian="normal" style:font-name-complex="Lohit Devanagari1" style:font-size-complex="11pt" style:font-style-complex="normal"/>
    </style:style>
    <style:style style:name="T144" style:family="text">
      <style:text-properties fo:font-size="11pt" fo:font-style="normal" officeooo:rsid="02850da0" style:font-size-asian="11pt" style:font-style-asian="normal" style:font-name-complex="Lohit Devanagari1" style:font-size-complex="11pt" style:font-style-complex="normal"/>
    </style:style>
    <style:style style:name="T145" style:family="text">
      <style:text-properties fo:font-size="11pt" fo:font-style="normal" officeooo:rsid="0285d3df" style:font-size-asian="11pt" style:font-style-asian="normal" style:font-name-complex="Lohit Devanagari1" style:font-size-complex="11pt" style:font-style-complex="normal"/>
    </style:style>
    <style:style style:name="T146" style:family="text">
      <style:text-properties fo:font-size="11pt" fo:font-style="normal" officeooo:rsid="02a16196" style:font-size-asian="11pt" style:font-style-asian="normal" style:font-name-complex="Lohit Devanagari1" style:font-size-complex="11pt" style:font-style-complex="normal"/>
    </style:style>
    <style:style style:name="T147" style:family="text">
      <style:text-properties fo:font-size="11pt" fo:font-style="normal" officeooo:rsid="02a1b6dc" style:font-size-asian="11pt" style:font-style-asian="normal" style:font-name-complex="Lohit Devanagari1" style:font-size-complex="11pt" style:font-style-complex="normal"/>
    </style:style>
    <style:style style:name="T148"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none" style:font-size-asian="11pt" style:font-style-asian="normal" style:font-size-complex="11pt" style:font-style-complex="normal"/>
    </style:style>
    <style:style style:name="T167" style:family="text">
      <style:text-properties fo:font-size="11pt" fo:font-style="normal" style:text-underline-style="none" officeooo:rsid="01d25fe6" style:font-size-asian="11pt" style:font-style-asian="normal" style:font-size-complex="11pt" style:font-style-complex="normal"/>
    </style:style>
    <style:style style:name="T168" style:family="text">
      <style:text-properties fo:font-size="11pt" fo:font-style="normal" style:text-underline-style="none" officeooo:rsid="01d28e94" style:font-size-asian="11pt" style:font-style-asian="normal" style:font-size-complex="11pt" style:font-style-complex="normal"/>
    </style:style>
    <style:style style:name="T169" style:family="text">
      <style:text-properties fo:font-size="11pt" fo:font-style="normal" style:text-underline-style="none" officeooo:rsid="01f535db" style:font-size-asian="11pt" style:font-style-asian="normal" style:font-size-complex="11pt" style:font-style-complex="normal"/>
    </style:style>
    <style:style style:name="T170" style:family="text">
      <style:text-properties fo:font-size="11pt" fo:font-style="normal" style:text-underline-style="none" officeooo:rsid="024fcc40" style:font-size-asian="11pt" style:font-style-asian="normal" style:font-size-complex="11pt" style:font-style-complex="normal"/>
    </style:style>
    <style:style style:name="T171" style:family="text">
      <style:text-properties fo:font-size="11pt" fo:font-style="normal" style:text-underline-style="none" officeooo:rsid="0251004d" style:font-size-asian="11pt" style:font-style-asian="normal" style:font-size-complex="11pt" style:font-style-complex="normal"/>
    </style:style>
    <style:style style:name="T172" style:family="text">
      <style:text-properties fo:font-size="11pt" fo:font-style="normal" style:text-underline-style="none" officeooo:rsid="0256f091" style:font-size-asian="11pt" style:font-style-asian="normal" style:font-size-complex="11pt" style:font-style-complex="normal"/>
    </style:style>
    <style:style style:name="T17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5"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6"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fo:font-style="normal" fo:font-weight="bold" style:font-size-asian="11pt" style:font-style-asian="normal" style:font-weight-asian="bold" style:font-size-complex="11pt" style:font-style-complex="normal" style:font-weight-complex="bold"/>
    </style:style>
    <style:style style:name="T188"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89"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2"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3" style:family="text">
      <style:text-properties fo:font-size="11pt" style:text-underline-style="solid" style:text-underline-width="auto" style:text-underline-color="font-color" officeooo:rsid="00532e26" style:font-size-asian="11pt" style:font-size-complex="11pt"/>
    </style:style>
    <style:style style:name="T194" style:family="text">
      <style:text-properties fo:font-size="11pt" fo:font-style="italic" style:font-size-asian="11pt" style:font-style-asian="italic" style:font-size-complex="11pt" style:font-style-complex="italic"/>
    </style:style>
    <style:style style:name="T195" style:family="text">
      <style:text-properties fo:font-size="11pt" fo:font-style="italic" officeooo:rsid="012065cf" style:font-size-asian="11pt" style:font-style-asian="italic" style:font-size-complex="11pt" style:font-style-complex="italic"/>
    </style:style>
    <style:style style:name="T196" style:family="text">
      <style:text-properties fo:font-size="11pt" fo:font-style="italic" officeooo:rsid="0118c5ee" style:font-size-asian="11pt" style:font-style-asian="italic" style:font-size-complex="11pt" style:font-style-complex="italic"/>
    </style:style>
    <style:style style:name="T197" style:family="text">
      <style:text-properties fo:font-size="11pt" fo:font-style="italic" officeooo:rsid="012356f9" style:font-size-asian="11pt" style:font-style-asian="italic" style:font-size-complex="11pt" style:font-style-complex="italic"/>
    </style:style>
    <style:style style:name="T198" style:family="text">
      <style:text-properties fo:font-size="11pt" fo:font-style="italic" officeooo:rsid="011e8e5d" style:font-size-asian="11pt" style:font-style-asian="italic" style:font-size-complex="11pt" style:font-style-complex="italic"/>
    </style:style>
    <style:style style:name="T199" style:family="text">
      <style:text-properties fo:font-size="11pt" fo:font-style="italic" officeooo:rsid="01541655" style:font-size-asian="11pt" style:font-style-asian="italic" style:font-size-complex="11pt" style:font-style-complex="italic"/>
    </style:style>
    <style:style style:name="T200" style:family="text">
      <style:text-properties fo:font-size="11pt" fo:font-style="italic" officeooo:rsid="015ab979" style:font-size-asian="11pt" style:font-style-asian="italic" style:font-size-complex="11pt" style:font-style-complex="italic"/>
    </style:style>
    <style:style style:name="T201" style:family="text">
      <style:text-properties fo:font-size="11pt" fo:font-style="italic" officeooo:rsid="01689261" style:font-size-asian="11pt" style:font-style-asian="italic" style:font-size-complex="11pt" style:font-style-complex="italic"/>
    </style:style>
    <style:style style:name="T202" style:family="text">
      <style:text-properties fo:font-size="11pt" fo:font-style="italic" officeooo:rsid="024703a5" style:font-size-asian="11pt" style:font-style-asian="italic" style:font-size-complex="11pt" style:font-style-complex="italic"/>
    </style:style>
    <style:style style:name="T203" style:family="text">
      <style:text-properties fo:font-size="11pt" fo:font-style="italic" officeooo:rsid="02474a04" style:font-size-asian="11pt" style:font-style-asian="italic" style:font-size-complex="11pt" style:font-style-complex="italic"/>
    </style:style>
    <style:style style:name="T204" style:family="text">
      <style:text-properties fo:font-size="11pt" fo:font-style="italic" officeooo:rsid="0248d157" style:font-size-asian="11pt" style:font-style-asian="italic" style:font-size-complex="11pt" style:font-style-complex="italic"/>
    </style:style>
    <style:style style:name="T205" style:family="text">
      <style:text-properties fo:font-size="11pt" fo:font-style="italic" officeooo:rsid="024c143f" style:font-size-asian="11pt" style:font-style-asian="italic" style:font-size-complex="11pt" style:font-style-complex="italic"/>
    </style:style>
    <style:style style:name="T206" style:family="text">
      <style:text-properties fo:font-size="11pt" fo:font-style="italic" officeooo:rsid="024fcc40" style:font-size-asian="11pt" style:font-style-asian="italic" style:font-size-complex="11pt" style:font-style-complex="italic"/>
    </style:style>
    <style:style style:name="T207" style:family="text">
      <style:text-properties fo:font-size="11pt" fo:font-style="italic" officeooo:rsid="0253f49c" style:font-size-asian="11pt" style:font-style-asian="italic" style:font-size-complex="11pt" style:font-style-complex="italic"/>
    </style:style>
    <style:style style:name="T208" style:family="text">
      <style:text-properties fo:font-size="11pt" fo:font-style="italic" officeooo:rsid="025534aa" style:font-size-asian="11pt" style:font-style-asian="italic" style:font-size-complex="11pt" style:font-style-complex="italic"/>
    </style:style>
    <style:style style:name="T209" style:family="text">
      <style:text-properties fo:font-size="11pt" fo:font-style="italic" officeooo:rsid="02595ff0" style:font-size-asian="11pt" style:font-style-asian="italic" style:font-size-complex="11pt" style:font-style-complex="italic"/>
    </style:style>
    <style:style style:name="T210" style:family="text">
      <style:text-properties fo:font-size="11pt" fo:font-style="italic" officeooo:rsid="02689a2f" style:font-size-asian="11pt" style:font-style-asian="italic" style:font-size-complex="11pt" style:font-style-complex="italic"/>
    </style:style>
    <style:style style:name="T211" style:family="text">
      <style:text-properties fo:font-size="11pt" fo:font-style="italic" officeooo:rsid="026a2902" style:font-size-asian="11pt" style:font-style-asian="italic" style:font-size-complex="11pt" style:font-style-complex="italic"/>
    </style:style>
    <style:style style:name="T212" style:family="text">
      <style:text-properties fo:font-size="11pt" fo:font-style="italic" officeooo:rsid="026b1da7" style:font-size-asian="11pt" style:font-style-asian="italic" style:font-size-complex="11pt" style:font-style-complex="italic"/>
    </style:style>
    <style:style style:name="T213" style:family="text">
      <style:text-properties fo:font-size="11pt" fo:font-style="italic" officeooo:rsid="026bba84" style:font-size-asian="11pt" style:font-style-asian="italic" style:font-size-complex="11pt" style:font-style-complex="italic"/>
    </style:style>
    <style:style style:name="T214" style:family="text">
      <style:text-properties fo:font-size="11pt" fo:font-style="italic" officeooo:rsid="026fca5e" style:font-size-asian="11pt" style:font-style-asian="italic" style:font-size-complex="11pt" style:font-style-complex="italic"/>
    </style:style>
    <style:style style:name="T215" style:family="text">
      <style:text-properties fo:font-size="11pt" fo:font-style="italic" officeooo:rsid="0270ee2b" style:font-size-asian="11pt" style:font-style-asian="italic" style:font-size-complex="11pt" style:font-style-complex="italic"/>
    </style:style>
    <style:style style:name="T216" style:family="text">
      <style:text-properties fo:font-size="11pt" fo:font-style="italic" officeooo:rsid="01164b03" style:font-size-asian="11pt" style:font-style-asian="italic" style:font-size-complex="11pt" style:font-style-complex="italic"/>
    </style:style>
    <style:style style:name="T217" style:family="text">
      <style:text-properties fo:font-size="11pt" fo:font-style="italic" officeooo:rsid="02889ea3" style:font-size-asian="11pt" style:font-style-asian="italic" style:font-size-complex="11pt" style:font-style-complex="italic"/>
    </style:style>
    <style:style style:name="T218" style:family="text">
      <style:text-properties fo:font-size="11pt" fo:font-style="italic" officeooo:rsid="028a8439" style:font-size-asian="11pt" style:font-style-asian="italic" style:font-size-complex="11pt" style:font-style-complex="italic"/>
    </style:style>
    <style:style style:name="T219" style:family="text">
      <style:text-properties fo:font-size="11pt" fo:font-style="italic" officeooo:rsid="02a563c7" style:font-size-asian="11pt" style:font-style-asian="italic" style:font-size-complex="11pt" style:font-style-complex="italic"/>
    </style:style>
    <style:style style:name="T220" style:family="text">
      <style:text-properties fo:font-size="11pt" fo:font-style="italic" officeooo:rsid="02a1b6dc" style:font-size-asian="11pt" style:font-style-asian="italic" style:font-name-complex="Lohit Devanagari1" style:font-size-complex="11pt" style:font-style-complex="italic"/>
    </style:style>
    <style:style style:name="T221"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22"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25"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26"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7"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8" style:family="text">
      <style:text-properties fo:font-size="11pt" fo:font-style="italic" style:text-underline-style="none" officeooo:rsid="01d25fe6" style:font-size-asian="11pt" style:font-style-asian="italic" style:font-size-complex="11pt" style:font-style-complex="italic"/>
    </style:style>
    <style:style style:name="T229" style:family="text">
      <style:text-properties officeooo:rsid="000cb36b"/>
    </style:style>
    <style:style style:name="T23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1"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3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3"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34" style:family="text">
      <style:text-properties fo:font-size="16pt" fo:font-weight="bold" style:font-size-asian="16pt" style:font-weight-asian="bold" style:font-size-complex="16pt" style:font-weight-complex="bold"/>
    </style:style>
    <style:style style:name="T235" style:family="text">
      <style:text-properties fo:font-size="16pt" fo:font-style="normal" fo:font-weight="bold" style:font-size-asian="16pt" style:font-style-asian="normal" style:font-weight-asian="bold" style:font-size-complex="16pt" style:font-style-complex="normal" style:font-weight-complex="bold"/>
    </style:style>
    <style:style style:name="T23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7"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8"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39"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0"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1" style:family="text">
      <style:text-properties fo:color="#000000" style:font-name="Liberation Serif" fo:font-size="11pt" fo:letter-spacing="normal" fo:font-style="italic" fo:font-weight="normal" style:font-size-asian="11pt" style:font-size-complex="11pt"/>
    </style:style>
    <style:style style:name="T24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43" style:family="text">
      <style:text-properties officeooo:rsid="005ca31f"/>
    </style:style>
    <style:style style:name="T244" style:family="text">
      <style:text-properties officeooo:rsid="005d7f04"/>
    </style:style>
    <style:style style:name="T245" style:family="text">
      <style:text-properties style:text-underline-style="solid" style:text-underline-width="auto" style:text-underline-color="font-color" fo:font-weight="bold" style:font-weight-asian="bold" style:font-weight-complex="bold"/>
    </style:style>
    <style:style style:name="T246"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49" style:family="text">
      <style:text-properties fo:font-variant="normal" fo:text-transform="none" fo:color="#212121" fo:letter-spacing="normal" fo:font-style="normal" fo:font-weight="normal"/>
    </style:style>
    <style:style style:name="T250" style:family="text">
      <style:text-properties fo:font-variant="normal" fo:text-transform="none" fo:color="#212121" fo:letter-spacing="normal" fo:font-style="italic" fo:font-weight="normal"/>
    </style:style>
    <style:style style:name="T251" style:family="text">
      <style:text-properties fo:font-variant="normal" fo:text-transform="none" fo:color="#000000" style:font-name="Liberation Serif" fo:font-size="11pt" fo:letter-spacing="normal" fo:font-style="normal" fo:font-weight="normal" style:font-size-asian="11pt" style:font-size-complex="11pt"/>
    </style:style>
    <style:style style:name="T252" style:family="text">
      <style:text-properties fo:font-size="8pt" officeooo:rsid="0084b17a" style:font-size-asian="8pt" style:font-size-complex="8pt"/>
    </style:style>
    <style:style style:name="T253" style:family="text">
      <style:text-properties fo:font-size="8pt" officeooo:rsid="00733e00" style:font-size-asian="8pt" style:font-size-complex="8pt"/>
    </style:style>
    <style:style style:name="T254" style:family="text">
      <style:text-properties fo:font-size="8pt" officeooo:rsid="00a45aaa" style:font-size-asian="8pt" style:font-size-complex="8pt"/>
    </style:style>
    <style:style style:name="T255" style:family="text">
      <style:text-properties fo:font-size="8pt" officeooo:rsid="00e59ea9" style:font-size-asian="8pt" style:font-size-complex="8pt"/>
    </style:style>
    <style:style style:name="T256" style:family="text">
      <style:text-properties fo:font-size="8pt" officeooo:rsid="00ee6d98" style:font-size-asian="8pt" style:font-size-complex="8pt"/>
    </style:style>
    <style:style style:name="T257" style:family="text">
      <style:text-properties fo:font-size="8pt" officeooo:rsid="01bbd1b2" style:font-size-asian="8pt" style:font-size-complex="8pt"/>
    </style:style>
    <style:style style:name="T258" style:family="text">
      <style:text-properties officeooo:rsid="0082e213"/>
    </style:style>
    <style:style style:name="T259" style:family="text">
      <style:text-properties officeooo:rsid="00a99cdb"/>
    </style:style>
    <style:style style:name="T260" style:family="text">
      <style:text-properties fo:font-size="18pt" officeooo:rsid="000618af" style:font-size-asian="18pt" style:font-size-complex="18pt"/>
    </style:style>
    <style:style style:name="T261" style:family="text">
      <style:text-properties officeooo:rsid="00c3e8b3"/>
    </style:style>
    <style:style style:name="T262" style:family="text">
      <style:text-properties officeooo:rsid="00c7c09c"/>
    </style:style>
    <style:style style:name="T263" style:family="text">
      <style:text-properties officeooo:rsid="00cb16eb"/>
    </style:style>
    <style:style style:name="T264" style:family="text">
      <style:text-properties officeooo:rsid="00d45eec"/>
    </style:style>
    <style:style style:name="T265" style:family="text">
      <style:text-properties officeooo:rsid="00d947e4"/>
    </style:style>
    <style:style style:name="T266" style:family="text">
      <style:text-properties officeooo:rsid="00e43e32"/>
    </style:style>
    <style:style style:name="T267" style:family="text">
      <style:text-properties officeooo:rsid="00e657a1"/>
    </style:style>
    <style:style style:name="T268" style:family="text">
      <style:text-properties fo:color="#212121" fo:letter-spacing="normal" fo:font-style="italic" fo:font-weight="normal"/>
    </style:style>
    <style:style style:name="T269" style:family="text">
      <style:text-properties style:text-position="super 58%" fo:font-size="11pt" officeooo:rsid="01ff0861" style:font-size-asian="11pt" style:font-size-complex="11pt"/>
    </style:style>
    <style:style style:name="T270" style:family="text">
      <style:text-properties officeooo:rsid="017bfa32"/>
    </style:style>
    <style:style style:name="T271" style:family="text">
      <style:text-properties officeooo:rsid="017c25c8"/>
    </style:style>
    <style:style style:name="T272" style:family="text">
      <style:text-properties officeooo:rsid="01978cdd"/>
    </style:style>
    <style:style style:name="T273" style:family="text">
      <style:text-properties officeooo:rsid="01c50a8d"/>
    </style:style>
    <style:style style:name="T274" style:family="text">
      <style:text-properties officeooo:rsid="0282afd7"/>
    </style:style>
    <style:style style:name="T275" style:family="text">
      <style:text-properties officeooo:rsid="02af25f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60">Bioinformatics 1 – coursework 1</text:span><text:span text:style-name="T1"><text:line-break/></text:span><text:span text:style-name="T260">Report</text:span><text:span text:style-name="T1"><text:line-break/></text:span></text:p>
      <text:p text:style-name="P2"><text:span text:style-name="T234">Introduction (250 word limit) [</text:span><text:span text:style-name="Strong_20_Emphasis"><text:span text:style-name="T234">10 marks</text:span></text:span><text:span text:style-name="T234">]</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 </text:span><text:span text:style-name="T66">(t</text:span><text:span text:style-name="T7">hus humans cannot synthesise their own vitamin C </text:span><text:span text:style-name="T67">anymore</text:span><text:span text:style-name="T66">)</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29"><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99">mus musculus</text:span><text:span text:style-name="T89">, </text:span><text:span text:style-name="T90">and it’s homology to all the other species we are looking to compare with: </text:span><text:span text:style-name="T200">homo sapiens</text:span><text:span text:style-name="T90">,</text:span><text:span text:style-name="T200"> xenopus tropicalis</text:span><text:span text:style-name="T90">, </text:span><text:span text:style-name="T200">elephas maximus</text:span><text:span text:style-name="T90">, </text:span><text:span text:style-name="T200">cavia porcellus</text:span><text:span text:style-name="T90">, and </text:span><text:span text:style-name="T200">branchiostoma lanceolatum</text:span><text:span text:style-name="T199">.</text:span><text:span text:style-name="T89"> </text:span></text:p>
      <text:p text:style-name="P28"><text:span text:style-name="T89">T</text:span><text:span text:style-name="T68">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01">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69">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34">Results</text:span><text:span text:style-name="T2"><text:line-break/></text:span><text:span text:style-name="Emphasis"><text:span text:style-name="T2"><text:line-break/></text:span></text:span><text:span text:style-name="Emphasis"><text:span text:style-name="T233">Homo Sapiens</text:span></text:span><text:span text:style-name="Emphasis"><text:span text:style-name="T193"><text:line-break/></text:span></text:span><text:span text:style-name="Emphasis"><text:span text:style-name="T167">Due to </text:span></text:span><text:span text:style-name="Emphasis"><text:span text:style-name="T228">homo sapiens</text:span></text:span><text:span text:style-name="Emphasis"><text:span text:style-name="T167">’ inability to synthesise their own vitamin C it is easy to assume that </text:span></text:span><text:span text:style-name="Emphasis"><text:span text:style-name="T228">homo sapiens</text:span></text:span><text:span text:style-name="Emphasis"><text:span text:style-name="T167"> lack a functioning GULO gene. However, I do believe we will still get some significant sequence matches in BLAST against the </text:span></text:span><text:span text:style-name="Emphasis"><text:span text:style-name="T228">mus musculus</text:span></text:span><text:span text:style-name="Emphasis"><text:span text:style-name="T167">’ GULO gene as remnants of this gene is still present in </text:span></text:span><text:span text:style-name="Emphasis"><text:span text:style-name="T228">homo sapiens</text:span></text:span><text:span text:style-name="Emphasis"><text:span text:style-name="T167"> </text:span></text:span><text:span text:style-name="Emphasis"><text:span text:style-name="T169">it has just been mutated to the point that it has lost it’s function </text:span></text:span><text:span text:style-name="Emphasis"><text:span text:style-name="T168">(rendering it a pseudogene)</text:span></text:span><text:span text:style-name="Emphasis"><text:span text:style-name="T228">.</text:span></text:span><text:span text:style-name="Emphasis"><text:span text:style-name="T19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6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63">Bit </text:span>Score</text:p>
          </table:table-cell>
          <table:table-cell table:style-name="human-blastn.A3" office:value-type="string">
            <text:p text:style-name="P149">Total <text:span text:style-name="T263">Bit</text:span> Score</text:p>
          </table:table-cell>
          <table:table-cell table:style-name="human-blastn.A3" office:value-type="string">
            <text:p text:style-name="P147">Query Cover<text:span text:style-name="T263">age</text:span> </text:p>
          </table:table-cell>
          <table:table-cell table:style-name="human-blastn.A3" office:value-type="string">
            <text:p text:style-name="P151"><text:span text:style-name="T271">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61">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57">Table 1.1</text:span><text:span text:style-name="T149">:</text:span><text:span text:style-name="T68">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92">. An interesting result from this BLAST search was the “chromosome 8 clone” sequence as this achieved the highest total bit score </text:span><text:span text:style-name="T93">and query coverage</text:span><text:span text:style-name="T92"> across all the sequences, </text:span><text:span text:style-name="T94">this implies that the human’s GULO </text:span><text:span text:style-name="T96">pseudo</text:span><text:span text:style-name="T94">gene is stored in</text:span><text:span text:style-name="T95">side</text:span><text:span text:style-name="T94"> chromosome 8.</text:span><text:span text:style-name="Emphasis"><text:span text:style-name="T69"><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72">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63">Bit </text:span>Score</text:p>
          </table:table-cell>
          <table:table-cell table:style-name="Table1.A3" office:value-type="string">
            <text:p text:style-name="P149">Total <text:span text:style-name="T263">Bit</text:span> Score</text:p>
          </table:table-cell>
          <table:table-cell table:style-name="Table1.A3" office:value-type="string">
            <text:p text:style-name="P147">Query Cover<text:span text:style-name="T263">age</text:span> </text:p>
          </table:table-cell>
          <table:table-cell table:style-name="Table1.A3" office:value-type="string">
            <text:p text:style-name="P152"><text:span text:style-name="T270">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65">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49">Table </text:span><text:span text:style-name="T158">1.2</text:span><text:span text:style-name="T149">:</text:span><text:span text:style-name="T166"> </text:span><text:span text:style-name="T68">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0"><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63">Bit </text:span>Score</text:p>
          </table:table-cell>
          <table:table-cell table:style-name="Table2.A3" office:value-type="string">
            <text:p text:style-name="P149">Total <text:span text:style-name="T263">Bit</text:span> Score</text:p>
          </table:table-cell>
          <table:table-cell table:style-name="Table2.A3" office:value-type="string">
            <text:p text:style-name="P147">Query Cover<text:span text:style-name="T263">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6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49">Table </text:span><text:span text:style-name="T153">1.3</text:span><text:span text:style-name="T149">:</text:span><text:span text:style-name="T68">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0">Analysis of these results</text:span></text:span><text:span text:style-name="Emphasis"><text:span text:style-name="T14"><text:line-break/></text:span></text:span><text:span text:style-name="Emphasis"><text:span text:style-name="T77">It is evident that </text:span></text:span><text:span text:style-name="Emphasis"><text:span text:style-name="T196">homo sapiens</text:span></text:span><text:span text:style-name="Emphasis"><text:span text:style-name="T77"> possess this GULO gene based on </text:span></text:span><text:span text:style-name="Emphasis"><text:span text:style-name="T98">the </text:span></text:span><text:span text:style-name="Emphasis"><text:span text:style-name="T77">BLAST matches </text:span></text:span><text:span text:style-name="Emphasis"><text:span text:style-name="T98">found above</text:span></text:span><text:span text:style-name="Emphasis"><text:span text:style-name="T77">.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6">mus musculus</text:span></text:span><text:span text:style-name="Emphasis"><text:span text:style-name="T77"> </text:span></text:span><text:span text:style-name="Emphasis"><text:span text:style-name="T78">which has a very high chance of hindering it’s function</text:span></text:span><text:span text:style-name="Emphasis"><text:span text:style-name="T77">. </text:span></text:span><text:span text:style-name="Emphasis"><text:span text:style-name="T97">On top of this we find very significant hits with </text:span></text:span><text:span text:style-name="Emphasis"><text:span text:style-name="T202">homo sapiens</text:span></text:span><text:span text:style-name="Emphasis"><text:span text:style-name="T97">’ “chromosome 8 clone” sequence indicating that this pseudogene must be stored in </text:span></text:span><text:span text:style-name="Emphasis"><text:span text:style-name="T203">homo sapiens</text:span></text:span><text:span text:style-name="Emphasis"><text:span text:style-name="T98">’ </text:span></text:span><text:span text:style-name="Emphasis"><text:span text:style-name="T97">chromosome 8.</text:span></text:span><text:span text:style-name="Emphasis"><text:span text:style-name="T77"><text:line-break/></text:span></text:span><text:span text:style-name="Emphasis"><text:span text:style-name="T4"><text:line-break/></text:span></text:span></text:p>
      <text:p text:style-name="P25"><text:span text:style-name="Emphasis"><text:span text:style-name="T233">Xenopus tropicalis</text:span></text:span><text:span text:style-name="Emphasis"><text:span text:style-name="T230"><text:line-break/></text:span></text:span><text:span text:style-name="Emphasis"><text:span text:style-name="T178">The </text:span></text:span><text:span text:style-name="Emphasis"><text:span text:style-name="T223">xenopus tropicalis</text:span></text:span><text:span text:style-name="Emphasis"><text:span text:style-name="T178"> </text:span></text:span><text:span text:style-name="Emphasis"><text:span text:style-name="T179">is related to </text:span></text:span><text:span text:style-name="Emphasis"><text:span text:style-name="T222">mus musculus</text:span></text:span><text:span text:style-name="Emphasis"><text:span text:style-name="T179"> by being in the </text:span></text:span><text:span text:style-name="Emphasis"><text:span text:style-name="T222">tetrapod</text:span></text:span><text:span text:style-name="Emphasis"><text:span text:style-name="T179"> superclass, </text:span></text:span><text:span text:style-name="Emphasis"><text:span text:style-name="T180">this is a very large group of species and thus we can expect some more significant differences in the GULO gene sequences between these species due to their large evolutionary distance. </text:span></text:span><text:span text:style-name="Emphasis"><text:span text:style-name="T181">This is evident as amphibians (such as </text:span></text:span><text:span text:style-name="Emphasis"><text:span text:style-name="T224">xenopus tropicalis</text:span></text:span><text:span text:style-name="Emphasis"><text:span text:style-name="T181">) produce vitamin C in their kidneys, in contrast to mammals (such as </text:span></text:span><text:span text:style-name="Emphasis"><text:span text:style-name="T224">mus musculus</text:span></text:span><text:span text:style-name="Emphasis"><text:span text:style-name="T181">) who produce vitamin C in their liver </text:span></text:span><text:span text:style-name="Emphasis"><text:span text:style-name="T182">[8]</text:span></text:span><text:span text:style-name="Emphasis"><text:span text:style-name="T181">.</text:span></text:span><text:span text:style-name="Emphasis"><text:span text:style-name="T23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6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63">Bit </text:span>Score</text:p>
          </table:table-cell>
          <table:table-cell table:style-name="Table3.A3" office:value-type="string">
            <text:p text:style-name="P149">Total <text:span text:style-name="T263">Bit</text:span> Score</text:p>
          </table:table-cell>
          <table:table-cell table:style-name="Table3.A3" office:value-type="string">
            <text:p text:style-name="P147">Query Cover<text:span text:style-name="T263">age</text:span> </text:p>
          </table:table-cell>
          <table:table-cell table:style-name="Table3.A3" office:value-type="string">
            <text:p text:style-name="P151"><text:span text:style-name="T271">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58">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49">Table </text:span><text:span text:style-name="T155">2.1</text:span><text:span text:style-name="T149">:</text:span><text:span text:style-name="T68"> In the nucleotide blast </text:span><text:span text:style-name="T99">when changing program selection to traditional blastn (somewhat similarity)</text:span><text:span text:style-name="T68"> I found a very strong hit with </text:span><text:span text:style-name="T204">xenopus tropicalis</text:span><text:span text:style-name="T68">’ GULO gene. This hit had an extremely high bit score, query coverage </text:span><text:span text:style-name="T99">and identity percentage, </text:span><text:span text:style-name="T100">these metrics in conjunction with an e value of 0 means we can say with high confidence that this match is a result of a homologous relationship</text:span><text:span text:style-name="T68">. </text:span><text:span text:style-name="T105">One thing we should </text:span><text:soft-page-break/><text:span text:style-name="T105">note is that this sequence has been “predicted” as denoted by the title of this sequence meaning that this sequence is likely to have been a translation from </text:span><text:span text:style-name="T208">xenopus tropicalis’</text:span><text:span text:style-name="T105"> GULO protein sequence meaning it has not actually been verified by experimentation.</text:span><text:span text:style-name="Emphasis"><text:span text:style-name="T71"><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63">Bit </text:span>Score</text:p>
          </table:table-cell>
          <table:table-cell table:style-name="Table7.A3" office:value-type="string">
            <text:p text:style-name="P149">Total <text:span text:style-name="T263">Bit</text:span> Score</text:p>
          </table:table-cell>
          <table:table-cell table:style-name="Table7.A3" office:value-type="string">
            <text:p text:style-name="P147">Query Cover<text:span text:style-name="T263">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49">Table </text:span><text:span text:style-name="T152">2.2</text:span><text:span text:style-name="T149">:</text:span><text:span text:style-name="T68"> In the protein blast I found an extremely good sequence match with 100% query coverage </text:span><text:span text:style-name="T101">and almost 72% identity </text:span><text:span text:style-name="T68">on </text:span><text:span text:style-name="T205">xenopus tropicalis</text:span><text:span text:style-name="T68">’ GULO protein. </text:span><text:span text:style-name="T101">With an e value of 0</text:span><text:span text:style-name="T68"> </text:span><text:span text:style-name="T101">i</text:span><text:span text:style-name="T68">t is safe to assume this GULO gene has been preserved in this species a</text:span><text:span text:style-name="T101">nd given the level of identity</text:span><text:span text:style-name="T68"> it implies there are very </text:span><text:span text:style-name="T101">few</text:span><text:span text:style-name="T68"> mutations between this species’ GULO gene and that of the </text:span><text:span text:style-name="T194">mus musculus</text:span><text:span text:style-name="T68"> </text:span><text:span text:style-name="T101">and so it is highly likely this gene is still functional</text:span><text:span text:style-name="T68">.</text:span><text:span text:style-name="Emphasis"><text:span text:style-name="T73"><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63">Bit </text:span>Score</text:p>
          </table:table-cell>
          <table:table-cell table:style-name="Table11.A3" office:value-type="string">
            <text:p text:style-name="P149">Total <text:span text:style-name="T263">Bit</text:span> Score</text:p>
          </table:table-cell>
          <table:table-cell table:style-name="Table11.A3" office:value-type="string">
            <text:p text:style-name="P147">Query Cover<text:span text:style-name="T263">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59">), mRNA</text:span></text:p>
          </table:table-cell>
        </table:table-row>
      </table:table>
      <text:p text:style-name="Table"><text:span text:style-name="T149">Table </text:span><text:span text:style-name="T156">2.3</text:span><text:span text:style-name="T149">:</text:span><text:span text:style-name="T166"> </text:span><text:span text:style-name="T170">I</text:span><text:span text:style-name="T166">n the protein-nucleotide blast I found an extremely good sequence match </text:span><text:span text:style-name="T171">again </text:span><text:span text:style-name="T166">with </text:span><text:span text:style-name="T170">an e value of 0, </text:span><text:span text:style-name="T166">100% query coverage </text:span><text:span text:style-name="T170">and almost 70% identity. </text:span><text:span text:style-name="T172">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0">Analysis of these results</text:span></text:span><text:span text:style-name="Emphasis"><text:span text:style-name="T14"><text:line-break/></text:span></text:span><text:span text:style-name="Emphasis"><text:span text:style-name="T103">From all the BLAST searches above i</text:span></text:span><text:span text:style-name="Emphasis"><text:span text:style-name="T77">t is evident that </text:span></text:span><text:span text:style-name="Emphasis"><text:span text:style-name="T195">xenopus tropicalis</text:span></text:span><text:span text:style-name="Emphasis"><text:span text:style-name="T77"> </text:span></text:span><text:span text:style-name="Emphasis"><text:span text:style-name="T103">still </text:span></text:span><text:span text:style-name="Emphasis"><text:span text:style-name="T77">possess</text:span></text:span><text:span text:style-name="Emphasis"><text:span text:style-name="T80">es</text:span></text:span><text:span text:style-name="Emphasis"><text:span text:style-name="T77"> this GULO gene. </text:span></text:span><text:span text:style-name="Emphasis"><text:span text:style-name="T103">Throughout all these searches the best hit had an average</text:span></text:span><text:span text:style-name="Emphasis"><text:span text:style-name="T102"> e value of 0,</text:span></text:span><text:span text:style-name="Emphasis"><text:span text:style-name="T80"> query coverage </text:span></text:span><text:span text:style-name="Emphasis"><text:span text:style-name="T103">of 99%</text:span></text:span><text:span text:style-name="Emphasis"><text:span text:style-name="T80">, </text:span></text:span><text:span text:style-name="Emphasis"><text:span text:style-name="T102">and identity </text:span></text:span><text:span text:style-name="Emphasis"><text:span text:style-name="T103">of</text:span></text:span><text:span text:style-name="Emphasis"><text:span text:style-name="T102"> </text:span></text:span><text:span text:style-name="Emphasis"><text:span text:style-name="T103">71%, </text:span></text:span><text:span text:style-name="Emphasis"><text:span text:style-name="T106">however, the only result we can really trust in this instance is that retrieved from BLASTP. This is due to the fact that the other sequence hits in BLASTN and TBLASTN were computational predictions as to what </text:span></text:span><text:span text:style-name="Emphasis"><text:span text:style-name="T209">xenopus tropicalis</text:span></text:span><text:span text:style-name="Emphasis"><text:span text:style-name="T107">’ </text:span></text:span><text:span text:style-name="Emphasis"><text:span text:style-name="T106">GULO nucleotide sequence looked like and </text:span></text:span><text:span text:style-name="Emphasis"><text:span text:style-name="T107">were </text:span></text:span><text:span text:style-name="Emphasis"><text:span text:style-name="T106">not actually verified by experimentation. </text:span></text:span><text:span text:style-name="Emphasis"><text:span text:style-name="T107">However, even just using BLASTP’s result alone </text:span></text:span><text:span text:style-name="Emphasis"><text:span text:style-name="T103">I think </text:span></text:span><text:span text:style-name="Emphasis"><text:span text:style-name="T102">it is safe to assume that</text:span></text:span><text:span text:style-name="Emphasis"><text:span text:style-name="T80"> this GULO </text:span></text:span><text:span text:style-name="Emphasis"><text:span text:style-name="T135">gene </text:span></text:span><text:span text:style-name="Emphasis"><text:span text:style-name="T80">is still functional in </text:span></text:span><text:span text:style-name="Emphasis"><text:span text:style-name="T206">xenopus tropicalis </text:span></text:span><text:span text:style-name="Emphasis"><text:span text:style-name="T108">based on the extremely good bit score, query coverage, and identity values we received</text:span></text:span><text:span text:style-name="Emphasis"><text:span text:style-name="T206">.</text:span></text:span><text:span text:style-name="Emphasis"><text:span text:style-name="T102"> </text:span></text:span><text:span text:style-name="Emphasis"><text:span text:style-name="T109">W</text:span></text:span><text:span text:style-name="Emphasis"><text:span text:style-name="T104">e can expect this 29% mismatching identity </text:span></text:span><text:span text:style-name="Emphasis"><text:span text:style-name="T136">to</text:span></text:span><text:span text:style-name="Emphasis"><text:span text:style-name="T104"> be attributed to the large evolutionary distance between </text:span></text:span><text:span text:style-name="Emphasis"><text:span text:style-name="T207">mus musculus</text:span></text:span><text:span text:style-name="Emphasis"><text:span text:style-name="T104"> and </text:span></text:span><text:span text:style-name="Emphasis"><text:span text:style-name="T207">xenopus tropicalis</text:span></text:span><text:span text:style-name="Emphasis"><text:span text:style-name="T104">.</text:span></text:span><text:span text:style-name="Emphasis"><text:span text:style-name="T77"><text:line-break/><text:line-break/></text:span></text:span></text:p>
      <text:p text:style-name="P23"><text:span text:style-name="Emphasis"><text:span text:style-name="T233">Elephas maximus</text:span></text:span><text:span text:style-name="Emphasis"><text:span text:style-name="T230"><text:line-break/></text:span></text:span><text:span text:style-name="Emphasis"><text:span text:style-name="T226">Elephas maximus</text:span></text:span><text:span text:style-name="Emphasis"><text:span text:style-name="T173"> </text:span></text:span><text:span text:style-name="Emphasis"><text:span text:style-name="T183">is related to </text:span></text:span><text:span text:style-name="Emphasis"><text:span text:style-name="T225">mus musculus</text:span></text:span><text:span text:style-name="Emphasis"><text:span text:style-name="T183"> by being in the </text:span></text:span><text:span text:style-name="Emphasis"><text:span text:style-name="T225">mammalia</text:span></text:span><text:span text:style-name="Emphasis"><text:span text:style-name="T183"> class of verterbrates. These species are quite close together in evolutionary distance so we can expect some good sequence alignments if </text:span></text:span><text:span text:style-name="Emphasis"><text:span text:style-name="T225">elephas maximu</text:span></text:span><text:span text:style-name="Emphasis"><text:span text:style-name="T183">s has the GULO gene. The </text:span></text:span><text:span text:style-name="Emphasis"><text:span text:style-name="T225">elephas maximus</text:span></text:span><text:span text:style-name="Emphasis"><text:span text:style-name="T183"> lives in a freshwater habitat with a diet that includes fruit which may indicate that they not actually require this GULO gene as they obtain vitamin C in their diet.</text:span></text:span><text:span text:style-name="Emphasis"><text:span text:style-name="T23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6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63">Bit </text:span>Score</text:p>
          </table:table-cell>
          <table:table-cell table:style-name="Table4.A3" office:value-type="string">
            <text:p text:style-name="P150">Total <text:span text:style-name="T263">Bit</text:span> Score</text:p>
          </table:table-cell>
          <table:table-cell table:style-name="Table4.A3" office:value-type="string">
            <text:p text:style-name="P148">Query Cover<text:span text:style-name="T263">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52">Somewhat</text:span><text:span text:style-name="T253">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49">Table </text:span><text:span text:style-name="T162">3.1</text:span><text:span text:style-name="T149">:</text:span><text:span text:style-name="T68"> In the nucleotide blast I only found a hit after setting the expectation threshold to 10, resulting in 3 hits of seemingly unrelated genes to the GULO given the </text:span><text:span text:style-name="T110">best one only achieved 1% </text:span><text:span text:style-name="T137">query coverage</text:span><text:span text:style-name="T68">. </text:span><text:span text:style-name="T110">An e value of 2.8 suggests that this match is not significant and is </text:span><text:span text:style-name="T111">not necessarily a result of homology.</text:span><text:span text:style-name="Emphasis"><text:span text:style-name="T71"><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63">Bit </text:span>Score</text:p>
          </table:table-cell>
          <table:table-cell table:style-name="Table8.A3" office:value-type="string">
            <text:p text:style-name="P149">Total <text:span text:style-name="T263">Bit</text:span> Score</text:p>
          </table:table-cell>
          <table:table-cell table:style-name="Table8.A3" office:value-type="string">
            <text:p text:style-name="P147">Query Cover<text:span text:style-name="T263">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49">Table </text:span><text:span text:style-name="T163">3.2:</text:span><text:span text:style-name="T184"> </text:span><text:span text:style-name="T185">In the protein blast again I only </text:span><text:span text:style-name="T186">found a hit after setting the expectation threshold to 10. The best hit from this BLAST search only gave a query coverage of 4% and was not the GULO gene so I think it is safe to assume that </text:span><text:span text:style-name="T227">elephas maximus</text:span><text:span text:style-name="T186"> lacks the GULO gene altogether. </text:span><text:span text:style-name="T148"><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63">Bit </text:span>Score</text:p>
          </table:table-cell>
          <table:table-cell table:style-name="Table12.A3" office:value-type="string">
            <text:p text:style-name="P149">Total <text:span text:style-name="T263">Bit</text:span> Score</text:p>
          </table:table-cell>
          <table:table-cell table:style-name="Table12.A3" office:value-type="string">
            <text:p text:style-name="P147">Query Cover<text:span text:style-name="T263">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49">Table </text:span><text:span text:style-name="T164">3.3</text:span><text:span text:style-name="T149">:</text:span><text:span text:style-name="T68"> </text:span><text:span text:style-name="T112">As before, i</text:span><text:span text:style-name="T68">n the protein-nucleotide blast I only found a hit after increasing the threshold to 10, </text:span><text:span text:style-name="T112">and the best hit here was still not a match against </text:span><text:span text:style-name="T210">mus musculus</text:span><text:span text:style-name="T112">’ GULO gene </text:span><text:span text:style-name="T113">(as given by the sequence name)</text:span><text:span text:style-name="T112">. </text:span><text:span text:style-name="T113">This sequence match had an e value of 0.67 indicating that this match is not necessarily significant but may be a result of homology, which is to be expected given the relatively small evolutionary distance between </text:span><text:span text:style-name="T211">mus musculus</text:span><text:span text:style-name="T113"> and </text:span><text:span text:style-name="T211">elephas maximus</text:span><text:span text:style-name="T113">.</text:span><text:span text:style-name="Emphasis"><text:span text:style-name="T72"><text:line-break/></text:span></text:span><text:span text:style-name="Emphasis"><text:span text:style-name="T75"><text:line-break/></text:span></text:span><text:span text:style-name="Emphasis"><text:span text:style-name="T4"><text:line-break/></text:span></text:span><text:span text:style-name="Emphasis"><text:span text:style-name="T150">Analysis of these results</text:span></text:span><text:span text:style-name="Emphasis"><text:span text:style-name="T14"><text:line-break/></text:span></text:span><text:span text:style-name="Emphasis"><text:span text:style-name="T77">It is evident that </text:span></text:span><text:span text:style-name="Emphasis"><text:span text:style-name="T197">elephas maximus </text:span></text:span><text:span text:style-name="Emphasis"><text:span text:style-name="T81">does not</text:span></text:span><text:span text:style-name="Emphasis"><text:span text:style-name="T77"> possess this GULO gene </text:span></text:span><text:span text:style-name="Emphasis"><text:span text:style-name="T81">given we had no </text:span></text:span><text:span text:style-name="Emphasis"><text:span text:style-name="T82">hits with any significant similarity </text:span></text:span><text:span text:style-name="Emphasis"><text:span text:style-name="T114">throughout all our BLAST searches</text:span></text:span><text:span text:style-name="Emphasis"><text:span text:style-name="T82">. </text:span></text:span><text:span text:style-name="Emphasis"><text:span text:style-name="T114">Given the relatively small evolutionary distance between </text:span></text:span><text:span text:style-name="Emphasis"><text:span text:style-name="T212">mus musculus </text:span></text:span><text:span text:style-name="Emphasis"><text:span text:style-name="T114">and </text:span></text:span><text:span text:style-name="Emphasis"><text:span text:style-name="T212">elephas maximus </text:span></text:span><text:span text:style-name="Emphasis"><text:span text:style-name="T114">t</text:span></text:span><text:span text:style-name="Emphasis"><text:span text:style-name="T83">his </text:span></text:span><text:span text:style-name="Emphasis"><text:span text:style-name="T114">seems rather</text:span></text:span><text:span text:style-name="Emphasis"><text:span text:style-name="T83"> surprising as I would have at the least expected some GULO pseudogene </text:span></text:span><text:span text:style-name="Emphasis"><text:span text:style-name="T114">to be </text:span></text:span><text:span text:style-name="Emphasis"><text:span text:style-name="T83">preserved from when this gene was mutated and lost </text:span></text:span><text:span text:style-name="Emphasis"><text:span text:style-name="T84">in this species</text:span></text:span><text:span text:style-name="Emphasis"><text:span text:style-name="T83">. </text:span></text:span><text:span text:style-name="Emphasis"><text:span text:style-name="T114">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4">mus musculus</text:span></text:span><text:span text:style-name="Emphasis"><text:span text:style-name="T116"> has 11,526,868 nucleotides in comparison to </text:span></text:span><text:span text:style-name="Emphasis"><text:span text:style-name="T214">elephas maximus</text:span></text:span><text:span text:style-name="Emphasis"><text:span text:style-name="T116">’ 4,933, </text:span></text:span><text:span text:style-name="Emphasis"><text:span text:style-name="T114">and </text:span></text:span><text:span text:style-name="Emphasis"><text:span text:style-name="T212">mus musculus</text:span></text:span><text:span text:style-name="Emphasis"><text:span text:style-name="T114"> has 1,404,013 proteins in comparison to </text:span></text:span><text:span text:style-name="Emphasis"><text:span text:style-name="T212">elephas </text:span></text:span><text:soft-page-break/><text:span text:style-name="Emphasis"><text:span text:style-name="T212">maximus</text:span></text:span><text:span text:style-name="Emphasis"><text:span text:style-name="T114">’ 14,962. From these results I think it is evident that this species is rather under documented and this may be the reason as to why we found such poor matches in our BLAST searches. </text:span></text:span><text:span text:style-name="Emphasis"><text:span text:style-name="T117">It is </text:span></text:span><text:span text:style-name="Emphasis"><text:span text:style-name="T138">likely this GULO gene still exists</text:span></text:span><text:span text:style-name="Emphasis"><text:span text:style-name="T117"> in </text:span></text:span><text:span text:style-name="Emphasis"><text:span text:style-name="T215">elephas maximus </text:span></text:span><text:span text:style-name="Emphasis"><text:span text:style-name="T117">(likely as a pseudogene based on </text:span></text:span><text:span text:style-name="Emphasis"><text:span text:style-name="T215">elephas maximus</text:span></text:span><text:span text:style-name="Emphasis"><text:span text:style-name="T117">’ vitamin C rich diet) but it has just not been recorded on NCBI</text:span></text:span><text:span text:style-name="Emphasis"><text:span text:style-name="T114">. </text:span></text:span><text:span text:style-name="Emphasis"><text:span text:style-name="T115">T</text:span></text:span><text:span text:style-name="Emphasis"><text:span text:style-name="T114">hus </text:span></text:span><text:span text:style-name="Emphasis"><text:span text:style-name="T115">given the background of </text:span></text:span><text:span text:style-name="Emphasis"><text:span text:style-name="T213">elephas maximus</text:span></text:span><text:span text:style-name="Emphasis"><text:span text:style-name="T115">, relation to mus musculus, and results of our BLAST searches, </text:span></text:span><text:span text:style-name="Emphasis"><text:span text:style-name="T114">I think it is best to say the results for </text:span></text:span><text:span text:style-name="Emphasis"><text:span text:style-name="T212">elephas maximus</text:span></text:span><text:span text:style-name="Emphasis"><text:span text:style-name="T114"> are inconclusive.</text:span></text:span><text:span text:style-name="Emphasis"><text:span text:style-name="T77"><text:line-break/><text:line-break/></text:span></text:span></text:p>
      <text:p text:style-name="P23"><text:span text:style-name="Emphasis"><text:span text:style-name="T233">Cavia porcellus</text:span></text:span><text:span text:style-name="Emphasis"><text:span text:style-name="T231"><text:line-break/></text:span></text:span><text:span text:style-name="Emphasis"><text:span text:style-name="T174">I expect very significant sequence matches for this species purely based on its </text:span></text:span><text:span text:style-name="Emphasis"><text:span text:style-name="T175">close</text:span></text:span><text:span text:style-name="Emphasis"><text:span text:style-name="T174"> homology with </text:span></text:span><text:span text:style-name="Emphasis"><text:span text:style-name="T221">mus musculus</text:span></text:span><text:span text:style-name="Emphasis"><text:span text:style-name="T174"> </text:span></text:span><text:span text:style-name="Emphasis"><text:span text:style-name="T176">as </text:span></text:span><text:span text:style-name="Emphasis"><text:span text:style-name="T175">they are both </text:span></text:span><text:span text:style-name="Emphasis"><text:span text:style-name="T179">mammals of the order </text:span></text:span><text:span text:style-name="Emphasis"><text:span text:style-name="T222">rodentia</text:span></text:span><text:span text:style-name="Emphasis"><text:span text:style-name="T175">. </text:span></text:span><text:span text:style-name="Emphasis"><text:span text:style-name="T177">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31"><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6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63">Bit </text:span>Score</text:p>
          </table:table-cell>
          <table:table-cell table:style-name="Table5.A3" office:value-type="string">
            <text:p text:style-name="P150">Total <text:span text:style-name="T263">Bit</text:span> Score</text:p>
          </table:table-cell>
          <table:table-cell table:style-name="Table5.A3" office:value-type="string">
            <text:p text:style-name="P148">Query Cover<text:span text:style-name="T263">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49">Table </text:span><text:span text:style-name="T154">4.1</text:span><text:span text:style-name="T149">:</text:span><text:span text:style-name="T68"> In th</text:span><text:span text:style-name="T91">is</text:span><text:span text:style-name="T68"> nucleotide blast I found a very significant hit with cavia porcellus’ GULO gene sequence XM_013143314.2 which is evident given it produced an e value of 0. </text:span><text:span text:style-name="T121">However, this hit only achieves 54% query coverage against the original GULO sequence, and such high variability is very unlikely to preserve the function of this gene.</text:span><text:span text:style-name="T68"> </text:span><text:span text:style-name="T120">The second best hit </text:span><text:span text:style-name="T121">is </text:span><text:span text:style-name="T120">also some version of the GULO nucleotide sequence </text:span><text:span text:style-name="T123">(</text:span><text:span text:style-name="T120">that </text:span><text:span text:style-name="T121">is not a result of a computational prediction</text:span><text:span text:style-name="T123">)</text:span><text:span text:style-name="T121">, however, it also has an insufficient query coverage to </text:span><text:span text:style-name="T122">be able to </text:span><text:span text:style-name="T121">preserve the function in this gene. </text:span><text:span text:style-name="T123">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71"><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63">Bit </text:span>Score</text:p>
          </table:table-cell>
          <table:table-cell table:style-name="Table9.A3" office:value-type="string">
            <text:p text:style-name="P149">Total <text:span text:style-name="T263">Bit</text:span> Score</text:p>
          </table:table-cell>
          <table:table-cell table:style-name="Table9.A3" office:value-type="string">
            <text:p text:style-name="P147">Query Cover<text:span text:style-name="T263">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47">XP_012998</text:span><text:span text:style-name="T248">7</text:span><text:span text:style-name="T247">68.1</text:span></text:p>
          </table:table-cell>
          <table:table-cell table:style-name="Table9.N4" office:value-type="string">
            <text:p text:style-name="P15">LOW QUALITY PROTEIN: L-gulonolactone oxidase-like</text:p>
          </table:table-cell>
        </table:table-row>
      </table:table>
      <text:p text:style-name="Table"><text:span text:style-name="T149">Table </text:span><text:span text:style-name="T159">4.2</text:span><text:span text:style-name="T149">:</text:span><text:span text:style-name="T68"> In the protein blast I found a </text:span><text:span text:style-name="T139">significant</text:span><text:span text:style-name="T68"> hit on a GULO protein </text:span><text:span text:style-name="T118">sequence </text:span><text:span text:style-name="T124">with extremely strong query coverage and percentage identit</text:span><text:span text:style-name="T130">y</text:span><text:span text:style-name="T124">, </text:span><text:span text:style-name="T130">h</text:span><text:span text:style-name="T119">owever, this protein has </text:span><text:span text:style-name="T120">been labelled as “low quality”. </text:span><text:span text:style-name="T125">This </text:span><text:span text:style-name="T141">label is a result of a</text:span><text:span text:style-name="T140"> computational pred</text:span><text:span text:style-name="T141">iction and </text:span><text:span text:style-name="T143">was derived from a genomic sequence. </text:span><text:span text:style-name="T146">On top of this we must note that 11% of the sequence alignment for this protein </text:span><text:span text:style-name="T147">were gaps, meaning a very significant amount of information was lost from </text:span><text:span text:style-name="T220">mus musculus</text:span><text:span text:style-name="T147">’ GULO protein sequence.</text:span><text:span text:style-name="Emphasis"><text:span text:style-name="T73"><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63">Bit </text:span>Score</text:p>
          </table:table-cell>
          <table:table-cell table:style-name="Table13.A3" office:value-type="string">
            <text:p text:style-name="P149">Total <text:span text:style-name="T263">Bit</text:span> Score</text:p>
          </table:table-cell>
          <table:table-cell table:style-name="Table13.A3" office:value-type="string">
            <text:p text:style-name="P147">Query Cover<text:span text:style-name="T263">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56">8</text:span><text:span text:style-name="T257">0</text:span><text:span text:style-name="T256">%</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45">Table </text:span><text:span text:style-name="T246">4.3</text:span><text:span text:style-name="T245">:</text:span> In the protein-nucleotide blast I found a <text:span text:style-name="T274">very</text:span> powerful hit on a GULO <text:span text:style-name="T274">protein sequence</text:span>. <text:span text:style-name="T274">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39">Analysis of these results</text:span></text:span><text:span text:style-name="Emphasis"><text:span text:style-name="T14"><text:line-break/></text:span></text:span><text:span text:style-name="Emphasis"><text:span text:style-name="T77">It is evident that </text:span></text:span><text:span text:style-name="Emphasis"><text:span text:style-name="T198">cavia porcellus</text:span></text:span><text:span text:style-name="Emphasis"><text:span text:style-name="T79"> do</text:span></text:span><text:span text:style-name="Emphasis"><text:span text:style-name="T129">es</text:span></text:span><text:span text:style-name="Emphasis"><text:span text:style-name="T79"> not</text:span></text:span><text:span text:style-name="Emphasis"><text:span text:style-name="T77"> possess this GULO gene. </text:span></text:span><text:span text:style-name="Emphasis"><text:span text:style-name="T85">Although we got some very strong hits </text:span></text:span><text:span text:style-name="Emphasis"><text:span text:style-name="T86">on a GULO sequence</text:span></text:span><text:span text:style-name="Emphasis"><text:span text:style-name="T85">, these hits were with a GULO “like” sequence </text:span></text:span><text:span text:style-name="Emphasis"><text:span text:style-name="T87">that is still present in cavia porcellus </text:span></text:span><text:span text:style-name="Emphasis"><text:span text:style-name="T85">as described in the profile for this gene on NCBI. </text:span></text:span><text:span text:style-name="Emphasis"><text:span text:style-name="T86">This is further reinforced by </text:span></text:span><text:span text:style-name="Emphasis"><text:span text:style-name="T87">the “LOW QUALITY PROTEIN” </text:span></text:span><text:span text:style-name="Emphasis"><text:span text:style-name="T131">labelling</text:span></text:span><text:span text:style-name="Emphasis"><text:span text:style-name="T87"> from blast</text:span></text:span><text:span text:style-name="Emphasis"><text:span text:style-name="T128">p</text:span></text:span><text:span text:style-name="Emphasis"><text:span text:style-name="T87"> and</text:span></text:span><text:span text:style-name="Emphasis"><text:span text:style-name="T86"> </text:span></text:span><text:span text:style-name="Emphasis"><text:span text:style-name="T131">the high gap percentages we received for th</text:span></text:span><text:span text:style-name="Emphasis"><text:span text:style-name="T132">is</text:span></text:span><text:span text:style-name="Emphasis"><text:span text:style-name="T131"> sequence alignment</text:span></text:span><text:span text:style-name="Emphasis"><text:span text:style-name="T87">. </text:span></text:span><text:span text:style-name="Emphasis"><text:span text:style-name="T133">If</text:span></text:span><text:span text:style-name="Emphasis"><text:span text:style-name="T87"> </text:span></text:span><text:span text:style-name="Emphasis"><text:span text:style-name="T133">the functionality of this</text:span></text:span><text:span text:style-name="Emphasis"><text:span text:style-name="T87"> </text:span></text:span><text:span text:style-name="Emphasis"><text:span text:style-name="T133">GULO </text:span></text:span><text:span text:style-name="Emphasis"><text:span text:style-name="T87">gene </text:span></text:span><text:span text:style-name="Emphasis"><text:span text:style-name="T133">were </text:span></text:span><text:span text:style-name="Emphasis"><text:span text:style-name="T87">to </text:span></text:span><text:span text:style-name="Emphasis"><text:span text:style-name="T133">be conserved in </text:span></text:span><text:span text:style-name="Emphasis"><text:span text:style-name="T219">cavia porcellus</text:span></text:span><text:span text:style-name="Emphasis"><text:span text:style-name="T133"> </text:span></text:span><text:span text:style-name="Emphasis"><text:span text:style-name="T87">we </text:span></text:span><text:span text:style-name="Emphasis"><text:span text:style-name="T133">would</text:span></text:span><text:span text:style-name="Emphasis"><text:span text:style-name="T87"> expect 100% query coverage </text:span></text:span><text:span text:style-name="Emphasis"><text:span text:style-name="T133">and very few gaps</text:span></text:span><text:span text:style-name="Emphasis"><text:span text:style-name="T87">. </text:span></text:span><text:span text:style-name="Emphasis"><text:span text:style-name="T134">This is </text:span></text:span><text:span text:style-name="Emphasis"><text:span text:style-name="T129">especially for species </text:span></text:span><text:span text:style-name="Emphasis"><text:span text:style-name="T133">that are </text:span></text:span><text:span text:style-name="Emphasis"><text:span text:style-name="T129">so closely related</text:span></text:span><text:span text:style-name="Emphasis"><text:span text:style-name="T88"> </text:span></text:span><text:span text:style-name="Emphasis"><text:span text:style-name="T134">as this would imply that were only minimal/synonymous mutations from the original sequence.</text:span></text:span><text:span text:style-name="Emphasis"><text:span text:style-name="T77"><text:line-break/></text:span></text:span><text:line-break/><text:line-break/><text:span text:style-name="T232">Branchiostoma Ianceolatum</text:span><text:span text:style-name="T242"><text:line-break/></text:span><text:span text:style-name="T237">The </text:span><text:span text:style-name="T240">branchiostoma lanceolatum</text:span><text:span text:style-name="T237"> is related to </text:span><text:span text:style-name="T240">mus musculus</text:span><text:span text:style-name="T237"> by being in the </text:span><text:span text:style-name="T240">Chordata</text:span><text:span text:style-name="T237"> phylum, this is the phylum of the animal kingdom and so evidently includes a very large number of animal species. This indicates there is a very large evolutionary distance between these two species implying </text:span><text:span text:style-name="T238">it is likely that there is high variability between the sequences for this gene in these species.</text:span><text:span text:style-name="T236"><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6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63">Bit </text:span>Score</text:p>
          </table:table-cell>
          <table:table-cell table:style-name="Table6.A3" office:value-type="string">
            <text:p text:style-name="P150">Total <text:span text:style-name="T263">Bit</text:span> Score</text:p>
          </table:table-cell>
          <table:table-cell table:style-name="Table6.A3" office:value-type="string">
            <text:p text:style-name="P148">Query Cover<text:span text:style-name="T263">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49">Table </text:span><text:span text:style-name="T161">5.1</text:span><text:span text:style-name="T149">:</text:span><text:span text:style-name="T187"> </text:span><text:span text:style-name="T191">In the </text:span><text:span text:style-name="T192">nucleotide </text:span><text:span text:style-name="T191">blast I </text:span><text:span text:style-name="T189">only received hits after setting the expectation threshold to 10. </text:span><text:span text:style-name="T190">All the hits </text:span><text:span text:style-name="T188">were thus very poor and </text:span><text:span text:style-name="T190">unrelated to the GULO gene.</text:span><text:span text:style-name="Emphasis"><text:span text:style-name="T71"><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63">Bit </text:span>Score</text:p>
          </table:table-cell>
          <table:table-cell table:style-name="Table10.A3" office:value-type="string">
            <text:p text:style-name="P149">Total <text:span text:style-name="T263">Bit</text:span> Score</text:p>
          </table:table-cell>
          <table:table-cell table:style-name="Table10.A3" office:value-type="string">
            <text:p text:style-name="P147">Query Cover<text:span text:style-name="T263">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66">0</text:span>.1</text:p>
          </table:table-cell>
          <table:table-cell table:style-name="Table10.M6" office:value-type="string">
            <text:p text:style-name="P17"><text:span text:style-name="T255">Cytochrome c oxidase</text:span><text:span text:style-name="T254"> subunit </text:span><text:span text:style-name="T255">II</text:span><text:span text:style-name="T254"> (mitochondrion) </text:span></text:p>
          </table:table-cell>
        </table:table-row>
      </table:table>
      <text:p text:style-name="Table"><text:span text:style-name="T149">Table </text:span><text:span text:style-name="T160">5.2</text:span><text:span text:style-name="T149">:</text:span><text:span text:style-name="T68"> In the protein blast I </text:span><text:span text:style-name="T142">only received hits after setting the expectation threshold to 10. </text:span><text:span text:style-name="T144">All the hits </text:span><text:span text:style-name="T145">were thus very poor and </text:span><text:span text:style-name="T144">unrelated to the GULO gene.</text:span><text:span text:style-name="Emphasis"><text:span text:style-name="T73"><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63">Bit </text:span>Score</text:p>
          </table:table-cell>
          <table:table-cell table:style-name="Table14.A3" office:value-type="string">
            <text:p text:style-name="P149">Total <text:span text:style-name="T263">Bit</text:span> Score</text:p>
          </table:table-cell>
          <table:table-cell table:style-name="Table14.A3" office:value-type="string">
            <text:p text:style-name="P147">Query Cover<text:span text:style-name="T263">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73">1</text:span></text:p>
          </table:table-cell>
          <table:table-cell table:style-name="Table14.L5" office:value-type="string">
            <text:p text:style-name="P92">Branchiostoma lanceolatum GATA binding protein 1/2/3 mRNA, partial cds</text:p>
          </table:table-cell>
        </table:table-row>
      </table:table>
      <text:p text:style-name="P36"><text:span text:style-name="T149">Table </text:span><text:span text:style-name="T165">5.3</text:span><text:span text:style-name="T149">:</text:span><text:span text:style-name="T187"> </text:span><text:span text:style-name="T188">In the protein-nucleotide blast I </text:span><text:span text:style-name="T189">only received hits after setting the expectation threshold to 10. </text:span><text:span text:style-name="T190">All the hits </text:span><text:span text:style-name="T188">were thus very poor and </text:span><text:span text:style-name="T190">unrelated to the GULO gene.</text:span></text:p>
      <text:p text:style-name="P32"><text:span text:style-name="Emphasis"><text:span text:style-name="T74"><text:line-break/></text:span></text:span><text:span text:style-name="Emphasis"><text:span text:style-name="T151">Analysis of these results</text:span></text:span><text:span text:style-name="Emphasis"><text:span text:style-name="T76"><text:line-break/>I believe the results for this species are inconclusive due to the nature of this sequence comparison. The </text:span></text:span><text:span text:style-name="Emphasis"><text:span text:style-name="T216">branchiostoma lanceolatum</text:span></text:span><text:span text:style-name="Emphasis"><text:span text:style-name="T76"> is an inverterbrate and thus it is far more difficult to compare with </text:span></text:span><text:span text:style-name="Emphasis"><text:span text:style-name="T216">mus musculus </text:span></text:span><text:span text:style-name="Emphasis"><text:span text:style-name="T76">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6">On top of this the branchiostoma lanceolatum species is very under documented in comparison to mus musculus as given by the statistics on NCBI where: </text:span></text:span><text:span text:style-name="Emphasis"><text:span text:style-name="T214">mus musculus</text:span></text:span><text:span text:style-name="Emphasis"><text:span text:style-name="T116"> has 11,526,868 nucleotides in comparison to </text:span></text:span><text:span text:style-name="Emphasis"><text:span text:style-name="T217">branchiostoma lanceolatum</text:span></text:span><text:span text:style-name="Emphasis"><text:span text:style-name="T116">’</text:span></text:span><text:span text:style-name="Emphasis"><text:span text:style-name="T126">s</text:span></text:span><text:span text:style-name="Emphasis"><text:span text:style-name="T116"> </text:span></text:span><text:span text:style-name="Emphasis"><text:span text:style-name="T126">60,290</text:span></text:span><text:span text:style-name="Emphasis"><text:span text:style-name="T116">, </text:span></text:span><text:span text:style-name="Emphasis"><text:span text:style-name="T114">and </text:span></text:span><text:span text:style-name="Emphasis"><text:span text:style-name="T212">mus musculus</text:span></text:span><text:span text:style-name="Emphasis"><text:span text:style-name="T114"> has 1,404,013 proteins in comparison to </text:span></text:span><text:span text:style-name="Emphasis"><text:span text:style-name="T212">elephas maximus</text:span></text:span><text:span text:style-name="Emphasis"><text:span text:style-name="T114">’ </text:span></text:span><text:span text:style-name="Emphasis"><text:span text:style-name="T126">697</text:span></text:span><text:span text:style-name="Emphasis"><text:span text:style-name="T114">. From these results I think it is evident that this species is rather under documented and this may be the reason as to why we found such poor matches in our BLAST searches. </text:span></text:span><text:span text:style-name="Emphasis"><text:span text:style-name="T117">It is </text:span></text:span><text:span text:style-name="Emphasis"><text:span text:style-name="T138">likely this GULO gene still exists</text:span></text:span><text:span text:style-name="Emphasis"><text:span text:style-name="T117"> in </text:span></text:span><text:span text:style-name="Emphasis"><text:span text:style-name="T218">branchiostoma lanceolatum</text:span></text:span><text:span text:style-name="Emphasis"><text:span text:style-name="T215"> </text:span></text:span><text:span text:style-name="Emphasis"><text:span text:style-name="T117">(likely as a </text:span></text:span><text:span text:style-name="Emphasis"><text:span text:style-name="T127">functional </text:span></text:span><text:span text:style-name="Emphasis"><text:span text:style-name="T117">gene based on </text:span></text:span><text:span text:style-name="Emphasis"><text:span text:style-name="T127">the lack of vitamin C in</text:span></text:span><text:span text:style-name="Emphasis"><text:span text:style-name="T117"> </text:span></text:span><text:span text:style-name="Emphasis"><text:span text:style-name="T218">branchiostoma lanceolatum</text:span></text:span><text:span text:style-name="Emphasis"><text:span text:style-name="T117">’</text:span></text:span><text:span text:style-name="Emphasis"><text:span text:style-name="T127">s</text:span></text:span><text:span text:style-name="Emphasis"><text:span text:style-name="T117"> diet) but it has just not been recorded on NCBI</text:span></text:span><text:span text:style-name="Emphasis"><text:span text:style-name="T114">. </text:span></text:span><text:span text:style-name="Emphasis"><text:span text:style-name="T3"><text:line-break/><text:line-break/></text:span></text:span></text:p>
      <text:p text:style-name="P222"><text:span text:style-name="T234">Discussion (400 word limit) [</text:span><text:span text:style-name="Strong_20_Emphasis"><text:span text:style-name="T234">20 marks</text:span></text:span><text:span text:style-name="T234">]</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span><text:soft-page-break/><text:span text:style-name="T62"><text:line-break/></text:span><text:span text:style-name="T2"><text:line-break/></text:span></text:p>
      <text:p text:style-name="Text_20_body"><text:span text:style-name="T235">References [</text:span><text:span text:style-name="Strong_20_Emphasis"><text:span text:style-name="T235">5 marks</text:span></text:span><text:span text:style-name="T235">]</text:span></text:p>
      <text:list xml:id="list2907557121" text:style-name="L1">
        <text:list-item>
          <text:p text:style-name="P210"><text:span text:style-name="T249">Yang H. Conserved or lost: molecular evolution of the key gene GULO in vertebrate vitamin C biosynthesis. </text:span><text:span text:style-name="T250">Biochem Genet</text:span><text:span text:style-name="T249">. 2013;51(5-6):413-425. doi:10.1007/s10528-013-9574-0</text:span></text:p>
        </text:list-item>
        <text:list-item>
          <text:p text:style-name="P211"><text:span text:style-name="T249">Inai Y, Ohta Y, Nishikimi M. The whole structure of the human nonfunctional L-gulono-gamma-lactone oxidase gene--the gene responsible for scurvy--and the evolution of repetitive sequences thereon. </text:span><text:span text:style-name="T250">J Nutr Sci Vitaminol (Tokyo)</text:span><text:span text:style-name="T249">. 2003;49(5):315-319. doi:10.3177/jnsv.49.315</text:span></text:p>
        </text:list-item>
        <text:list-item>
          <text:p text:style-name="P211"><text:span text:style-name="T249">Nishikimi M, Fukuyama R, Minoshima S, Shimizu N, Yagi K. Cloning and chromosomal mapping of the human nonfunctional gene for L-gulono-gamma-lactone oxidase, the enzyme for L-ascorbic acid biosynthesis missing in man. </text:span><text:span text:style-name="T250">J Biol Chem</text:span><text:span text:style-name="T249">. 1994;269(18):13685-13688.</text:span></text:p>
        </text:list-item>
        <text:list-item>
          <text:p text:style-name="P212"><text:span text:style-name="T249">Nishikimi M, Koshizaka T, Ozawa T, Yagi K. Occurrence in humans and guinea pigs of the gene related to their missing enzyme L-gulono-gamma-lactone oxidase. </text:span><text:span text:style-name="T268">Arch Biochem Biophys</text:span><text:span text:style-name="T249">. 1988;267(2):842-846. doi:10.1016/0003-9861(88)90093-8</text:span></text:p>
        </text:list-item>
        <text:list-item>
          <text:p text:style-name="P213"><text:span text:style-name="T249">Zhang ZD, Frankish A, Hunt T, Harrow J, Gerstein M. Identification and analysis of unitary pseudogenes: historic and contemporary gene losses in humans and other primates. </text:span><text:span text:style-name="T250">Genome Biol</text:span><text:span text:style-name="T249">.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51">Xie Y, Liu Y, Zhao Y et al. Gulo Acts as a de novo Marker for Pronephric Tubules in Xenopus laevis. </text:span><text:span text:style-name="T241">Kidney and Blood Pressure Research</text:span><text:span text:style-name="T251">.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text:soft-page-break/>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6:54:32.233173299</dc:date>
    <meta:editing-duration>P3DT2H37M33S</meta:editing-duration>
    <meta:editing-cycles>593</meta:editing-cycles>
    <meta:document-statistic meta:table-count="15" meta:image-count="1" meta:object-count="0" meta:page-count="11" meta:paragraph-count="633" meta:word-count="4794" meta:character-count="29172" meta:non-whitespace-character-count="24951"/>
  </office:meta>
</office:document-meta>
</file>